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7.0486in" style:page-number="auto" table:align="margins" style:writing-mode="lr-tb"/>
    </style:style>
    <style:style style:name="Tabla1.A" style:family="table-column">
      <style:table-column-properties style:column-width="7.0486in" style:rel-column-width="65535*"/>
    </style:style>
    <style:style style:name="Tabla1.A1" style:family="table-cell">
      <style:table-cell-properties fo:padding="0.0382in" fo:border-left="none" fo:border-right="none" fo:border-top="none" fo:border-bottom="2.5pt solid #000000"/>
    </style:style>
    <style:style style:name="Table3" style:family="table">
      <style:table-properties style:width="7.0486in" table:align="margins" style:writing-mode="lr-tb"/>
    </style:style>
    <style:style style:name="Table3.A" style:family="table-column">
      <style:table-column-properties style:column-width="7.0486in" style:rel-column-width="65535*"/>
    </style:style>
    <style:style style:name="Table3.A1" style:family="table-cell">
      <style:table-cell-properties fo:padding="0.0382in" fo:border-left="none" fo:border-right="none" fo:border-top="none" fo:border-bottom="1pt solid #000000"/>
    </style:style>
    <style:style style:name="Table1" style:family="table">
      <style:table-properties style:width="7.0486in" table:align="margins" style:writing-mode="lr-tb"/>
    </style:style>
    <style:style style:name="Table1.A" style:family="table-column">
      <style:table-column-properties style:column-width="7.0486in" style:rel-column-width="65535*"/>
    </style:style>
    <style:style style:name="Table1.A1" style:family="table-cell">
      <style:table-cell-properties fo:padding="0.0382in" fo:border="0.05pt solid #000000"/>
    </style:style>
    <style:style style:name="Table2" style:family="table">
      <style:table-properties style:width="7.0486in" table:align="margins" style:writing-mode="lr-tb"/>
    </style:style>
    <style:style style:name="Table2.A" style:family="table-column">
      <style:table-column-properties style:column-width="7.0486in" style:rel-column-width="65535*"/>
    </style:style>
    <style:style style:name="Table2.A1" style:family="table-cell">
      <style:table-cell-properties fo:padding="0.0382in" fo:border="0.05pt solid #000000"/>
    </style:style>
    <style:style style:name="Table6" style:family="table">
      <style:table-properties style:width="7.0486in" table:align="margins" style:writing-mode="lr-tb"/>
    </style:style>
    <style:style style:name="Table6.A" style:family="table-column">
      <style:table-column-properties style:column-width="7.0486in" style:rel-column-width="65535*"/>
    </style:style>
    <style:style style:name="Table6.A1" style:family="table-cell">
      <style:table-cell-properties fo:padding="0.0382in" fo:border="0.05pt solid #000000"/>
    </style:style>
    <style:style style:name="Table8" style:family="table">
      <style:table-properties style:width="7.0486in" table:align="margins" style:writing-mode="lr-tb"/>
    </style:style>
    <style:style style:name="Table8.A" style:family="table-column">
      <style:table-column-properties style:column-width="7.0486in" style:rel-column-width="65535*"/>
    </style:style>
    <style:style style:name="Table8.A1" style:family="table-cell">
      <style:table-cell-properties fo:padding="0.0382in" fo:border="0.05pt solid #000000"/>
    </style:style>
    <style:style style:name="Table9" style:family="table">
      <style:table-properties style:width="7.0486in" table:align="margins" style:writing-mode="lr-tb"/>
    </style:style>
    <style:style style:name="Table9.A" style:family="table-column">
      <style:table-column-properties style:column-width="7.0486in" style:rel-column-width="65535*"/>
    </style:style>
    <style:style style:name="Table9.A1" style:family="table-cell">
      <style:table-cell-properties fo:padding="0.0382in" fo:border="0.05pt solid #000000"/>
    </style:style>
    <style:style style:name="Table10" style:family="table">
      <style:table-properties style:width="7.0486in" table:align="margins" style:writing-mode="lr-tb"/>
    </style:style>
    <style:style style:name="Table10.A" style:family="table-column">
      <style:table-column-properties style:column-width="7.0486in" style:rel-column-width="65535*"/>
    </style:style>
    <style:style style:name="Table10.A1" style:family="table-cell">
      <style:table-cell-properties fo:padding="0.0382in" fo:border="0.05pt solid #000000"/>
    </style:style>
    <style:style style:name="Table12" style:family="table">
      <style:table-properties style:width="7.0486in" table:align="margins" style:writing-mode="lr-tb"/>
    </style:style>
    <style:style style:name="Table12.A" style:family="table-column">
      <style:table-column-properties style:column-width="7.0486in" style:rel-column-width="65535*"/>
    </style:style>
    <style:style style:name="Table12.A1" style:family="table-cell">
      <style:table-cell-properties fo:padding="0.0382in" fo:border="0.05pt solid #000000"/>
    </style:style>
    <style:style style:name="Table13" style:family="table">
      <style:table-properties style:width="7.0486in" table:align="margins" style:writing-mode="lr-tb"/>
    </style:style>
    <style:style style:name="Table13.A" style:family="table-column">
      <style:table-column-properties style:column-width="7.0486in" style:rel-column-width="65535*"/>
    </style:style>
    <style:style style:name="Table13.A1" style:family="table-cell">
      <style:table-cell-properties fo:padding="0.0382in" fo:border="0.05pt solid #000000"/>
    </style:style>
    <style:style style:name="Table14" style:family="table">
      <style:table-properties style:width="7.0486in" table:align="margins" style:writing-mode="lr-tb"/>
    </style:style>
    <style:style style:name="Table14.A" style:family="table-column">
      <style:table-column-properties style:column-width="7.0486in" style:rel-column-width="65535*"/>
    </style:style>
    <style:style style:name="Table14.A1" style:family="table-cell">
      <style:table-cell-properties fo:padding="0.0382in" fo:border="0.05pt solid #000000"/>
    </style:style>
    <style:style style:name="Table4" style:family="table">
      <style:table-properties style:width="7.0486in" table:align="margins" style:writing-mode="lr-tb"/>
    </style:style>
    <style:style style:name="Table4.A" style:family="table-column">
      <style:table-column-properties style:column-width="7.0486in" style:rel-column-width="65535*"/>
    </style:style>
    <style:style style:name="Table4.A1" style:family="table-cell">
      <style:table-cell-properties fo:padding="0.0382in" fo:border="0.05pt solid #000000"/>
    </style:style>
    <style:style style:name="Table7" style:family="table">
      <style:table-properties style:width="7.0486in" table:align="margins" style:writing-mode="lr-tb"/>
    </style:style>
    <style:style style:name="Table7.A" style:family="table-column">
      <style:table-column-properties style:column-width="7.0486in" style:rel-column-width="65535*"/>
    </style:style>
    <style:style style:name="Table7.A1" style:family="table-cell">
      <style:table-cell-properties fo:padding="0.0382in" fo:border="0.05pt solid #000000"/>
    </style:style>
    <style:style style:name="Table11" style:family="table">
      <style:table-properties style:width="7.0486in" table:align="margins" style:writing-mode="lr-tb"/>
    </style:style>
    <style:style style:name="Table11.A" style:family="table-column">
      <style:table-column-properties style:column-width="7.0486in" style:rel-column-width="65535*"/>
    </style:style>
    <style:style style:name="Table11.A1" style:family="table-cell">
      <style:table-cell-properties fo:padding="0.0382in" fo:border="0.05pt solid #000000"/>
    </style:style>
    <style:style style:name="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in" fo:margin-bottom="0in"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Table_20_Contents">
      <style:text-properties officeooo:rsid="0014a0f5" officeooo:paragraph-rsid="0014a0f5"/>
    </style:style>
    <style:style style:name="P7" style:family="paragraph" style:parent-style-name="Table_20_Contents">
      <style:text-properties officeooo:rsid="0014b575" officeooo:paragraph-rsid="0014b575"/>
    </style:style>
    <style:style style:name="P8" style:family="paragraph" style:parent-style-name="Table_20_Contents">
      <style:text-properties officeooo:rsid="00173c9b" officeooo:paragraph-rsid="00173c9b"/>
    </style:style>
    <style:style style:name="P9" style:family="paragraph" style:parent-style-name="Table_20_Contents">
      <style:text-properties officeooo:paragraph-rsid="00173c9b"/>
    </style:style>
    <style:style style:name="P10" style:family="paragraph" style:parent-style-name="Table_20_Contents">
      <style:paragraph-properties fo:text-align="start" style:justify-single-word="false"/>
      <style:text-properties style:font-name="monospace" officeooo:paragraph-rsid="00194af6"/>
    </style:style>
    <style:style style:name="P11" style:family="paragraph" style:parent-style-name="Table_20_Contents">
      <style:text-properties style:font-name="monospace" officeooo:rsid="0023bc1c" officeooo:paragraph-rsid="0023bc1c"/>
    </style:style>
    <style:style style:name="P12" style:family="paragraph" style:parent-style-name="Table_20_Contents">
      <style:text-properties officeooo:rsid="00157bdf" officeooo:paragraph-rsid="00157bdf"/>
    </style:style>
    <style:style style:name="P13" style:family="paragraph" style:parent-style-name="Table_20_Contents">
      <style:text-properties officeooo:rsid="00194af6" officeooo:paragraph-rsid="00194af6"/>
    </style:style>
    <style:style style:name="P14" style:family="paragraph" style:parent-style-name="Table_20_Contents">
      <style:text-properties officeooo:rsid="001c79a9" officeooo:paragraph-rsid="001c79a9"/>
    </style:style>
    <style:style style:name="P15" style:family="paragraph" style:parent-style-name="Table_20_Contents">
      <style:text-properties officeooo:rsid="002083e5" officeooo:paragraph-rsid="002083e5"/>
    </style:style>
    <style:style style:name="P16" style:family="paragraph" style:parent-style-name="Table_20_Contents">
      <style:text-properties officeooo:paragraph-rsid="002083e5"/>
    </style:style>
    <style:style style:name="P17" style:family="paragraph" style:parent-style-name="Table_20_Contents">
      <style:text-properties officeooo:rsid="00234409" officeooo:paragraph-rsid="00234409"/>
    </style:style>
    <style:style style:name="P18" style:family="paragraph" style:parent-style-name="Table_20_Contents">
      <style:text-properties officeooo:rsid="0023bc1c" officeooo:paragraph-rsid="0023bc1c"/>
    </style:style>
    <style:style style:name="P19" style:family="paragraph" style:parent-style-name="Standard" style:master-page-name="Standard">
      <style:paragraph-properties fo:margin-top="0.1181in" fo:margin-bottom="0.0591in"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20" style:family="paragraph" style:parent-style-name="Table_20_Contents">
      <style:text-properties fo:color="#000000" style:font-name="monospace" officeooo:rsid="002083e5" officeooo:paragraph-rsid="002083e5" fo:background-color="#ffffff"/>
    </style:style>
    <style:style style:name="P21" style:family="paragraph" style:parent-style-name="Table_20_Contents">
      <style:text-properties fo:color="#000000" style:font-name="monospace" officeooo:rsid="00218f35" officeooo:paragraph-rsid="002083e5" fo:background-color="#ffffff"/>
    </style:style>
    <style:style style:name="P22" style:family="paragraph" style:parent-style-name="Table_20_Contents">
      <style:text-properties fo:color="#000000" style:font-name="monospace" officeooo:rsid="00218f35" officeooo:paragraph-rsid="00218f35" fo:background-color="#ffffff"/>
    </style:style>
    <style:style style:name="P23" style:family="paragraph" style:parent-style-name="Table_20_Contents">
      <style:text-properties officeooo:rsid="00234409" officeooo:paragraph-rsid="00234409"/>
    </style:style>
    <style:style style:name="P24" style:family="paragraph" style:parent-style-name="Table_20_Contents">
      <style:text-properties officeooo:rsid="0023bc1c" officeooo:paragraph-rsid="0023bc1c"/>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4b575"/>
    </style:style>
    <style:style style:name="T4" style:family="text">
      <style:text-properties officeooo:rsid="00173c9b"/>
    </style:style>
    <style:style style:name="T5" style:family="text">
      <style:text-properties fo:color="#000000" fo:background-color="#ffffff" loext:char-shading-value="0"/>
    </style:style>
    <style:style style:name="T6" style:family="text">
      <style:text-properties fo:color="#000000" officeooo:rsid="00194af6" fo:background-color="#ffffff" loext:char-shading-value="0"/>
    </style:style>
    <style:style style:name="T7" style:family="text">
      <style:text-properties fo:color="#000000" style:font-name="monospace" fo:background-color="#ffffff" loext:char-shading-value="0"/>
    </style:style>
    <style:style style:name="T8" style:family="text">
      <style:text-properties fo:color="#000000" style:font-name="monospace" officeooo:rsid="002083e5" fo:background-color="#ffffff" loext:char-shading-value="0"/>
    </style:style>
    <style:style style:name="T9" style:family="text">
      <style:text-properties fo:color="#000000" style:font-name="monospace" officeooo:rsid="00218f35" fo:background-color="#ffffff" loext:char-shading-value="0"/>
    </style:style>
    <style:style style:name="T10" style:family="text">
      <style:text-properties fo:color="#000000" fo:background-color="#3333ff" loext:char-shading-value="0"/>
    </style:style>
    <style:style style:name="T11" style:family="text">
      <style:text-properties style:font-name="monospace"/>
    </style:style>
    <style:style style:name="T12" style:family="text">
      <style:text-properties officeooo:rsid="00194af6"/>
    </style:style>
    <style:style style:name="T13" style:family="text">
      <style:text-properties officeooo:rsid="001a8797"/>
    </style:style>
    <style:style style:name="T14" style:family="text">
      <style:text-properties officeooo:rsid="001de111"/>
    </style:style>
    <style:style style:name="T15" style:family="text">
      <style:text-properties officeooo:rsid="002083e5"/>
    </style:style>
    <style:style style:name="T16" style:family="text">
      <style:text-properties fo:color="#ffff54" fo:font-weight="bold" fo:background-color="#3333ff" loext:char-shading-value="0"/>
    </style:style>
    <style:style style:name="T17" style:family="text">
      <style:text-properties fo:background-color="#3333ff" loext:char-shading-value="0"/>
    </style:style>
    <style:style style:name="T18" style:family="text">
      <style:text-properties officeooo:rsid="00259f68"/>
    </style:style>
    <style:style style:name="fr1"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9"><draw:frame draw:style-name="fr1" draw:name="graphics1" text:anchor-type="paragraph" svg:width="6.972in" svg:height="0.4382in"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Standard">Formulario de auto-evaluación</text:p>
            <text:p text:style-name="Header">Sesión 3. Monitorización del sistema.</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6">Francisco Navarro Morales <text:span text:style-name="T3">­</text:span></text:p>
          </table:table-cell>
        </table:table-row>
      </table:table>
      <text:p text:style-name="Standard"/>
      <text:p text:style-name="P4">a) Cuestionario de actitud frente al trabajo.</text:p>
      <text:p text:style-name="Standard">El tiempo que he dedicado a la preparación de la sesión antes de asistir al laboratorio ha sido de <text:s/><text:span text:style-name="T3">90</text:span> minutos.</text:p>
      <text:p text:style-name="Standard">1. He resuelto todas las dudas que tenía antes de iniciar la sesión de prácticas: <text:span text:style-name="T18">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oft-page-break/>Mi solución a la <text:span text:style-name="T2">actividad 3.1</text:span> ha sido:</text:p>
      <table:table table:name="Table9" table:style-name="Table9">
        <table:table-column table:style-name="Table9.A"/>
        <table:table-row>
          <table:table-cell table:style-name="Table9.A1" office:value-type="string">
            <text:p text:style-name="Table_20_Contents"/>
            <text:p text:style-name="P7">a) basta con ejecutar la orden uptime, tras “up” aparece el tiempo que lleva ejecutándose el sistema, en mi caso 4:27 (se refiere a 4 horas y 27 minutos) </text:p>
            <text:p text:style-name="P7">b) del mismo modo, la orden uptime informa del número de usuarios, en mi caso dice “2 users” luego queda claro que hay dos usuarios utilizando el sistema. (en realidad esos dos usuarios son el mismo, solo que uno se refiere a la ejecución del interfáz gráfico de mi SO y el otro al terminal que está realizando dicho comando).</text:p>
            <text:p text:style-name="P7">c) también nos lo dice la orden uptime sin argumentos, es el tercer campo tras “load average:” y en mi caso es 0.42 </text:p>
            <text:p text:style-name="Table_20_Contents"/>
            <text:p text:style-name="Table_20_Contents"/>
          </table:table-cell>
        </table:table-row>
      </table:table>
      <text:p text:style-name="Standard"/>
      <text:p text:style-name="Standard">Mi solución a la <text:span text:style-name="T2">actividad 3.2</text:span> ha sido:</text:p>
      <table:table table:name="Table10" table:style-name="Table10">
        <table:table-column table:style-name="Table10.A"/>
        <table:table-row>
          <table:table-cell table:style-name="Table10.A1" office:value-type="string">
            <text:p text:style-name="P8">a) </text:p>
            <text:p text:style-name="P8">#!/bin/bash</text:p>
            <text:p text:style-name="P8"><text:s text:c="7"/>v=x</text:p>
            <text:p text:style-name="P8"><text:s text:c="8"/>op=10</text:p>
            <text:p text:style-name="P8"><text:s text:c="8"/>for i in `seq 1 $1` </text:p>
            <text:p text:style-name="P8"><text:s text:c="8"/>do</text:p>
            <text:p text:style-name="P8"><text:s text:c="16"/>x=`expr $x + 1`</text:p>
            <text:p text:style-name="P8"><text:s text:c="16"/>for j in `seq $x $i`</text:p>
            <text:p text:style-name="P8"><text:s text:c="16"/>do </text:p>
            <text:p text:style-name="P8"><text:s text:c="16"/>op=`expr $x + $op`</text:p>
            <text:p text:style-name="P8"><text:s text:c="16"/>op=`expr $x + $op`</text:p>
            <text:p text:style-name="P8"><text:s text:c="16"/>op=`expr $x + $op`</text:p>
            <text:p text:style-name="P8"><text:s text:c="16"/>done</text:p>
            <text:p text:style-name="P8"><text:s text:c="8"/>done</text:p>
            <text:p text:style-name="P9"><text:span text:style-name="T4">echo el valor de la variable es $</text:span><text:span text:style-name="T11"><text:line-break/></text:span></text:p>
            <text:p text:style-name="P12">b) la prioridad inicial por defecto es de 5. <text:span text:style-name="T13">Cuando ejecuto un proceso con la orden nice -n donde n es un entero positivo, el proceso se ejecuta con una prioridad de 5+n (hasta un máximo de 19). Debemos tener en cuenta que un mayor valor de “prioridad” significa, paradojicamente, que el proceso tenga menor prioridad frente a otros procesos con un valor menor (tanto que valores negativos suponen mucha más prioridad que 5). Como explico en el apartado c, los procesos ejecutados con un menor valor de NI (que, supongo, viene de “Nice”), reciben mayor %CPU y se </text:span><text:soft-page-break/><text:span text:style-name="T13">ejecutan más deprisa.</text:span></text:p>
            <text:p text:style-name="P13">c) Los tiempos obtenidos para cada orden son:</text:p>
            <text:p text:style-name="P10"><text:span text:style-name="T6">./prueba_procesos.sh 10000  0.97s user 4.76s system 15% cpu 36.446 total</text:span><text:span text:style-name="T12"><text:line-break/></text:span><text:span text:style-name="T5">nice -5 ./prueba_procesos.sh 10000  0.99s user 4.71s system 14% cpu 39.271 total</text:span><text:line-break/><text:span text:style-name="T5">nice -10 ./prueba_procesos.sh 10000  0.99s user 4.77s system 14% cpu 40.940 tota</text:span><text:line-break/>l<text:line-break/><text:span text:style-name="T12">Cómo se puede apreciar, el tiempo de ejecución en modo usuario es prácticamente el mismo en las tres ejecuciones del script, al igual que el tiempo de ejecución en modo supervisor. El cambio se aprecia en el tiempo total (que incluye, además de estos dos, el tiempo en que el proceso está en espera), esto significa que el primer proceso, que tenía una prioridad por defecto (5) se ha ejecutado más deprisa que los demás (ha tenido menos tiempo de espera del cpu). El segundo proceso se ha ejecutado con un valor NI de 10, y el último con 15, y esto se aprecia en el tiempo total (incluyendo tiempos de espera) que presentan.<text:line-break/></text:span></text:p>
            <text:p text:style-name="Table_20_Contents"/>
            <text:p text:style-name="Table_20_Contents"/>
          </table:table-cell>
        </table:table-row>
      </table:table>
      <text:p text:style-name="Standard"/>
      <text:p text:style-name="Standard">Mi solución a la <text:span text:style-name="T2">actividad 3.4</text:span> ha sido:</text:p>
      <table:table table:name="Table12" table:style-name="Table12">
        <table:table-column table:style-name="Table12.A"/>
        <table:table-row>
          <table:table-cell table:style-name="Table12.A1" office:value-type="string">
            <text:p text:style-name="P14">Según los resultados que se presentan en el guión:</text:p>
            <text:p text:style-name="P14">a) 0.00 (mpstat)</text:p>
            <text:p text:style-name="P14">b) 0.00 (mpstat) </text:p>
            <text:p text:style-name="P14">c) 0k usados y 1020116k libres (top)</text:p>
          </table:table-cell>
        </table:table-row>
      </table:table>
      <text:p text:style-name="Standard"/>
      <text:p text:style-name="Standard">Mi solución a la <text:span text:style-name="T2">actividad 3.6</text:span> ha sido:</text:p>
      <table:table table:name="Table13" table:style-name="Table13">
        <table:table-column table:style-name="Table13.A"/>
        <table:table-row>
          <table:table-cell table:style-name="Table13.A1" office:value-type="string">
            <text:p text:style-name="P14">Mi resultado, ejecutando varios procesos en segundo plano:</text:p>
            <text:p text:style-name="P14">procs -----------memory---------- ---swap-- -----io---- -system-- ------cpu-----</text:p>
            <text:p text:style-name="P14"><text:s/>r <text:s/>b <text:s text:c="2"/>swpd <text:s text:c="2"/>free <text:s text:c="2"/>buff <text:s/>cache <text:s text:c="2"/>si <text:s text:c="2"/>so <text:s text:c="3"/>bi <text:s text:c="3"/>bo <text:s text:c="2"/>in <text:s text:c="2"/>cs us sy id wa st</text:p>
            <text:p text:style-name="P14"><text:s/>1 <text:s/>0 <text:s text:c="5"/>0 5284972 281264 1323520 <text:s text:c="3"/>0 <text:s text:c="3"/>0 <text:s text:c="2"/>130 <text:s text:c="3"/>65 1264 5186 13 13 72 <text:s/>3 <text:s/>0</text:p>
            <text:p text:style-name="P14"><text:s/>0 <text:s/>1 <text:s text:c="5"/>0 5284044 281272 1323972 <text:s text:c="3"/>0 <text:s text:c="3"/>0 <text:s text:c="4"/>0 <text:s text:c="2"/>106 1788 13297 <text:s/>4 <text:s/>1 91 <text:s/>4 <text:s/>0</text:p>
            <text:p text:style-name="P14"><text:s/>1 <text:s/>1 <text:s text:c="5"/>0 5281908 281272 1324016 <text:s text:c="3"/>0 <text:s text:c="3"/>0 <text:s text:c="4"/>0 <text:s text:c="2"/>170 6228 20065 <text:s/>6 <text:s/>7 81 <text:s/>5 <text:s/>0</text:p>
            <text:p text:style-name="P14"><text:s/>6 <text:s/>0 <text:s text:c="5"/>0 5282068 281280 1323640 <text:s text:c="3"/>0 <text:s text:c="3"/>0 <text:s text:c="4"/>0 <text:s text:c="3"/>72 10527 34592 12 20 64 <text:s/>4 <text:s/>0</text:p>
            <text:p text:style-name="P14"><text:s/>7 <text:s/>0 <text:s text:c="5"/>0 5280424 281280 1323784 <text:s text:c="3"/>0 <text:s text:c="3"/>0 <text:s text:c="4"/>0 <text:s text:c="2"/>324 11036 44250 19 37 43 <text:s/>2 <text:s/>0</text:p>
            <text:p text:style-name="P14"><text:s/>8 <text:s/>0 <text:s text:c="5"/>0 5279692 281280 1323816 <text:s text:c="3"/>0 <text:s text:c="3"/>0 <text:s text:c="4"/>0 <text:s text:c="4"/>2 11163 45590 20 42 36 <text:s/>2 <text:s/>0</text:p>
            <text:p text:style-name="P14"><text:s/>8 <text:s/>0 <text:s text:c="5"/>0 5281376 281288 1323904 <text:s text:c="3"/>0 <text:s text:c="3"/>0 <text:s text:c="4"/>0 <text:s text:c="3"/>48 11035 43107 20 40 37 <text:s/>2 <text:s/>0</text:p>
            <text:p text:style-name="P14"><text:s/>2 <text:s/>0 <text:s text:c="5"/>0 5280704 281288 1324732 <text:s text:c="3"/>0 <text:s text:c="3"/>0 <text:s text:c="4"/>0 <text:s text:c="2"/>150 11146 40293 16 31 51 <text:s/>2 <text:s/>0</text:p>
            <text:p text:style-name="P14"><text:soft-page-break/><text:s/>0 <text:s/>0 <text:s text:c="5"/>0 5282284 281296 1325104 <text:s text:c="3"/>0 <text:s text:c="3"/>0 <text:s text:c="4"/>0 <text:s text:c="3"/>32 6235 21570 <text:s/>6 <text:s/>8 84 <text:s/>3 <text:s/>0</text:p>
            <text:p text:style-name="P14"><text:s/>0 <text:s/>1 <text:s text:c="5"/>0 5281912 281296 1325188 <text:s text:c="3"/>0 <text:s text:c="3"/>0 <text:s text:c="4"/>0 <text:s text:c="4"/>2 1279 12122 <text:s/>3 <text:s/>1 91 <text:s/>5 <text:s/>0</text:p>
            <text:p text:style-name="P14"><text:s/>0 <text:s/>1 <text:s text:c="5"/>0 5277076 281296 1325256 <text:s text:c="3"/>0 <text:s text:c="3"/>0 <text:s text:c="4"/>0 <text:s text:c="4"/>0 1497 12277 <text:s/>3 <text:s/>1 90 <text:s/>5 <text:s/>0</text:p>
            <text:p text:style-name="P14"><text:s/>1 <text:s/>1 <text:s text:c="5"/>0 5277448 281304 1325332 <text:s text:c="3"/>0 <text:s text:c="3"/>0 <text:s text:c="4"/>0 <text:s text:c="3"/>30 1319 12215 <text:s/>3 <text:s/>1 92 <text:s/>4 <text:s/>0</text:p>
            <text:p text:style-name="P14"><text:s/>2 <text:s/>1 <text:s text:c="5"/>0 5277292 281304 1325412 <text:s text:c="3"/>0 <text:s text:c="3"/>0 <text:s text:c="4"/>0 <text:s text:c="2"/>320 1119 10965 <text:s/>3 <text:s/>1 92 <text:s/>4 <text:s/>0</text:p>
            <text:p text:style-name="P14"><text:s/>0 <text:s/>0 <text:s text:c="5"/>0 5276920 281304 1325764 <text:s text:c="3"/>0 <text:s text:c="3"/>0 <text:s text:c="4"/>0 <text:s text:c="4"/>0 1405 11331 <text:s/>3 <text:s/>1 92 <text:s/>4 <text:s/>0</text:p>
            <text:p text:style-name="P14"><text:s/>1 <text:s/>0 <text:s text:c="5"/>0 5273908 281312 1325848 <text:s text:c="3"/>0 <text:s text:c="3"/>0 <text:s text:c="4"/>0 <text:s text:c="3"/>34 4330 16453 <text:s/>5 <text:s/>5 87 <text:s/>4 <text:s/>0</text:p>
            <text:p text:style-name="P14"><text:s/>1 <text:s/>0 <text:s text:c="5"/>0 5272784 281312 1325904 <text:s text:c="3"/>0 <text:s text:c="3"/>0 <text:s text:c="4"/>0 <text:s text:c="4"/>0 9042 24149 <text:s/>7 11 78 <text:s/>4 <text:s/>0</text:p>
            <text:p text:style-name="P14"><text:s/>1 <text:s/>0 <text:s text:c="5"/>0 5272372 281312 1325924 <text:s text:c="3"/>0 <text:s text:c="3"/>0 <text:s text:c="4"/>0 <text:s text:c="4"/>0 9142 24528 <text:s/>7 11 79 <text:s/>3 <text:s/>0</text:p>
            <text:p text:style-name="P14"><text:s/>1 <text:s/>1 <text:s text:c="5"/>0 5274032 281320 1326000 <text:s text:c="3"/>0 <text:s text:c="3"/>0 <text:s text:c="4"/>0 <text:s text:c="2"/>248 9239 23865 <text:s/>7 11 77 <text:s/>5 <text:s/>0</text:p>
            <text:p text:style-name="P14"><text:s/>1 <text:s/>1 <text:s text:c="5"/>0 5272244 281320 1325472 <text:s text:c="3"/>0 <text:s text:c="3"/>0 <text:s text:c="4"/>0 <text:s text:c="4"/>0 9508 24548 <text:s/>9 11 76 <text:s/>4 <text:s/>0</text:p>
            <text:p text:style-name="P14"><text:s/>1 <text:s/>1 <text:s text:c="5"/>0 5271168 281320 1325476 <text:s text:c="3"/>0 <text:s text:c="3"/>0 <text:s text:c="4"/>0 <text:s text:c="2"/>110 9121 24707 <text:s/>7 11 79 <text:s/>4 <text:s/>0</text:p>
            <text:p text:style-name="Table_20_Contents"/>
            <text:p text:style-name="Table_20_Contents"/>
          </table:table-cell>
        </table:table-row>
      </table:table>
      <text:p text:style-name="Standard"/>
      <text:p text:style-name="Standard">Mi solución a la <text:span text:style-name="T2">actividad 3.8</text:span> ha sido:</text:p>
      <table:table table:name="Table14" table:style-name="Table14">
        <table:table-column table:style-name="Table14.A"/>
        <table:table-row>
          <table:table-cell table:style-name="Table14.A1" office:value-type="string">
            <text:p text:style-name="Table_20_Contents">*<text:span text:style-name="T14">) <text:s/>para ordenar según el “acces time”: ls -ltu </text:span></text:p>
            <text:p text:style-name="Table_20_Contents">*<text:span text:style-name="T14">) <text:s/>para ordenar según el “ctim”: ls -lt </text:span></text:p>
            <text:p text:style-name="Table_20_Contents"/>
          </table:table-cell>
        </table:table-row>
      </table:table>
      <text:p text:style-name="P5"/>
      <text:p text:style-name="P5"/>
      <text:p text:style-name="Standard">Mi solución a la <text:span text:style-name="T2">actividad 3.9</text:span> ha sido:</text:p>
      <table:table table:name="Table4" table:style-name="Table4">
        <table:table-column table:style-name="Table4.A"/>
        <table:table-row>
          <table:table-cell table:style-name="Table4.A1" office:value-type="string">
            <text:p text:style-name="P16"><text:span text:style-name="T15">1) Estoy ejecutando los comandos sobre mi propio sistema, en mi caso, el directorio / de mi computador está usando </text:span><text:span text:style-name="T7">960654408</text:span><text:span text:style-name="T8">k bloques (82GB) </text:span></text:p>
            <text:p text:style-name="P20">2) df -i</text:p>
            <text:p text:style-name="P20">Filesystem <text:s text:c="6"/>Inodes <text:s/>IUsed <text:s text:c="3"/>IFree IUse% Mounted on</text:p>
            <text:p text:style-name="P20">/dev/sda4 <text:s text:c="5"/>61014016 789035 60224981 <text:s text:c="3"/>2% /</text:p>
            <text:p text:style-name="P20">Se están usando <text:s/>789035 inodos, quedarían libres <text:s/>60224981</text:p>
            <text:p text:style-name="P20">3) con du -h /etc, du -h /bin…. Y los demás directorios obtengo estos tamaños:</text:p>
            <text:p text:style-name="P20">/etc: 19M</text:p>
            <text:p text:style-name="P20">/var: 305M</text:p>
            <text:p text:style-name="P20"><text:soft-page-break/>/bin: 9.2M</text:p>
            <text:p text:style-name="P15"><text:span text:style-name="T7">/</text:span><text:span text:style-name="T9">usr: 14G</text:span></text:p>
            <text:p text:style-name="P21">/lib64: 158M</text:p>
            <text:p text:style-name="P22">podemos observar que por lo general estos directorios ocupan poco espacio, especialmete /bin, que solo contiene ejecutables. /var ocupa bastante más que /bin y /etc porque contiene numerosos archivos con información del sistema. También hay que destacar /usr que ocupa 14GB (mucho más que todos los anteriores juntos), ya que es donde se almacenan los programas de usuario. </text:p>
            <text:p text:style-name="P20"/>
            <text:p text:style-name="P22">4) mi directorio /etc contiene 7011328 bloques de 4KB, lo cual tiene sentido ya que 4K es el tamaño de bloque utilizado por omisión en el SA.</text:p>
          </table:table-cell>
        </table:table-row>
      </table:table>
      <text:p text:style-name="P5"/>
      <text:p text:style-name="Standard">Mi solución a la <text:span text:style-name="T2">actividad 3.10</text:span> ha sido:</text:p>
      <table:table table:name="Table7" table:style-name="Table7">
        <table:table-column table:style-name="Table7.A"/>
        <table:table-row>
          <table:table-cell table:style-name="Table7.A1" office:value-type="string">
            <text:p text:style-name="P17">ln -s archivo.txt softLink</text:p>
            <text:p text:style-name="P17">ln archivo.txt hardlink </text:p>
            <text:p text:style-name="P17">ln target_hardlink2.txt hardlink2</text:p>
            <text:p text:style-name="P17">mkdir D1</text:p>
            <text:p text:style-name="P17">Respecto a la pregunta sobre el contador de enlaces de archivo.txt, esto se debe a que los enlacs blandos no se tienene en cuenta en el contador de enlaces.</text:p>
          </table:table-cell>
        </table:table-row>
      </table:table>
      <text:p text:style-name="P5"/>
      <text:p text:style-name="Standard">Mi solución a la <text:span text:style-name="T2">actividad 3.12</text:span> ha sido:</text:p>
      <table:table table:name="Table11" table:style-name="Table11">
        <table:table-column table:style-name="Table11.A"/>
        <table:table-row>
          <table:table-cell table:style-name="Table11.A1" office:value-type="string">
            <text:p text:style-name="P18">mknod bloques b 10 y</text:p>
            <text:p text:style-name="P18">mknod caracteres c 10 5 </text:p>
            <text:p text:style-name="P18">ls -li</text:p>
            <text:p text:style-name="P11"><text:span text:style-name="T5">total 16 </text:span><text:line-break/>15601067 -rw-r--r-- 2 pinguino pinguinos     9 Oct 14 10:09 archivo.txt <text:line-break/>15601138 brw-r--r-- 1 root     root      10, 5 Oct 14 10:19 <text:span text:style-name="T16">bloques</text:span><text:span text:style-name="T10"> </text:span><text:line-break/>15601139 crw-r--r-- 1 root     root      10, 5 Oct 14 10:19 <text:span text:style-name="T16">caracteres</text:span><text:span text:style-name="T17"><text:line-break/></text:span><text:line-break/></text:p>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monospace" svg:font-family="monospace"/>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er"/>
    <style:style style:name="Título_20_31" style:display-name="Título 31" style:family="paragraph" style:parent-style-name="Header"/>
    <style:style style:name="Título_20_11" style:display-name="Título 11" style:family="paragraph" style:parent-style-name="Header"/>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Título_20_41" style:display-name="Título 41" style:family="paragraph" style:parent-style-name="Header"/>
    <style:style style:name="Título_20_51" style:display-name="Título 51" style:family="paragraph" style:parent-style-name="Header"/>
    <style:style style:name="Título_20_71" style:display-name="Título 71" style:family="paragraph" style:parent-style-name="Header"/>
    <style:style style:name="Table" style:family="paragraph" style:parent-style-name="Epígrafe1"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in" fo:margin-bottom="0in"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0.5909in" fo:margin-right="0.6283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7</meta:editing-cycles>
    <meta:creation-date>2011-10-05T09:46:35.67</meta:creation-date>
    <meta:editing-duration>PT22H23M17S</meta:editing-duration>
    <meta:generator>LibreOffice/5.1.4.2$Linux_X86_64 LibreOffice_project/10m0$Build-2</meta:generator>
    <dc:date>2016-10-14T10:21:45.908332513</dc:date>
    <meta:print-date>2011-10-06T10:39:21.37</meta:print-date>
    <meta:document-statistic meta:table-count="14" meta:image-count="1" meta:object-count="0" meta:page-count="5" meta:paragraph-count="93" meta:word-count="1254" meta:character-count="7030" meta:non-whitespace-character-count="5164"/>
    <meta:user-defined meta:name="Información 1"/>
    <meta:user-defined meta:name="Información 2"/>
    <meta:user-defined meta:name="Información 3"/>
    <meta:user-defined meta:name="Información 4"/>
  </office:meta>
</office:document-meta>
</file>